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3e3b" officeooo:paragraph-rsid="00093e3b"/>
    </style:style>
    <style:style style:name="P2" style:family="paragraph" style:parent-style-name="Standard">
      <style:text-properties officeooo:rsid="00093e3b" officeooo:paragraph-rsid="00094835"/>
    </style:style>
    <style:style style:name="P3" style:family="paragraph" style:parent-style-name="Standard">
      <style:text-properties officeooo:rsid="00094835" officeooo:paragraph-rsid="00094835"/>
    </style:style>
    <style:style style:name="P4" style:family="paragraph" style:parent-style-name="Standard">
      <style:text-properties officeooo:paragraph-rsid="00094835"/>
    </style:style>
    <style:style style:name="T1" style:family="text">
      <style:text-properties officeooo:rsid="00093e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api.traffy.xyz/vehicle/?line=potong-1&amp;search=gnss" text:style-name="Internet_20_link" text:visited-style-name="Visited_20_Internet_20_Link">https://api.traffy.xyz/vehicle/?line=potong-1&amp;search=gnss</text:a></text:p>
      <text:p text:style-name="P1"/>
      <text:p text:style-name="P1"/>
      <text:p text:style-name="P1"/>
      <text:p text:style-name="P1"/>
      <text:p text:style-name="P1"><text:a xlink:type="simple" xlink:href="https://api.traffy.xyz/vehicle/?line=potong-3&amp;search=gnss" text:style-name="Internet_20_link" text:visited-style-name="Visited_20_Internet_20_Link">https://api.traffy.xyz/vehicle/?line=potong-3&amp;search=gnss</text:a></text:p>
      <text:p text:style-name="P1"/>
      <text:p text:style-name="P1"/>
      <text:p text:style-name="P1"><text:a xlink:type="simple" xlink:href="https://api.traffy.xyz/vehicle/?line=potong-3&amp;vehicle_id=117620102929" text:style-name="Internet_20_link" text:visited-style-name="Visited_20_Internet_20_Link"/></text:p>
      <text:p text:style-name="P1"><text:a xlink:type="simple" xlink:href="https://api.traffy.xyz/vehicle/?line=potong-3&amp;vehicle_id=117620102929" text:style-name="Internet_20_link" text:visited-style-name="Visited_20_Internet_20_Link">https://api.traffy.xyz/vehicle/?line=potong-3&amp;vehicle_id=117620102929</text:a></text:p>
      <text:p text:style-name="P1"/>
      <text:p text:style-name="P1"/>
      <text:p text:style-name="P1"/>
      <text:p text:style-name="P1"/>
      <text:p text:style-name="P1">DTC</text:p>
      <text:p text:style-name="P1">bus_data['linear_ref'] = bus['checkin_data']['route_linear_ref']</text:p>
      <text:p text:style-name="P1">[bus_data['lat'], bus_data['lon']] = bus['info']['coords']</text:p>
      <text:p text:style-name="P1">bus_data['timestamp'] = bus['info']['gps_timestamp']</text:p>
      <text:p text:style-name="P1"/>
      <text:p text:style-name="P1">GNSS</text:p>
      <text:p text:style-name="P1">bus_data['linear_ref'] = bus['checkin_data']['route_linear_ref']</text:p>
      <text:p text:style-name="P1">[bus_data['lat'], bus_data['lon']] = bus['info']['coords']</text:p>
      <text:p text:style-name="P1">bus_data['timestamp'] = bus['info']['gps_timestamp']</text:p>
      <text:p text:style-name="P1"/>
      <text:p text:style-name="P3">Predict</text:p>
      <text:p text:style-name="P4"><text:span text:style-name="T1">bus_data['linear_ref'] = bus['</text:span>predicted_linear_ref’<text:span text:style-name="T1">]</text:span></text:p>
      <text:p text:style-name="P2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9T15:00:36.688154476</meta:creation-date>
    <dc:date>2017-06-29T15:15:09.753565532</dc:date>
    <meta:editing-duration>PT4M23S</meta:editing-duration>
    <meta:editing-cycles>1</meta:editing-cycles>
    <meta:document-statistic meta:table-count="0" meta:image-count="0" meta:object-count="0" meta:page-count="1" meta:paragraph-count="13" meta:word-count="29" meta:character-count="597" meta:non-whitespace-character-count="581"/>
    <meta:generator>LibreOffice/5.3.1.2$Linux_X86_64 LibreOffice_project/30m0$Build-2</meta:generator>
  </office:meta>
</office:document-meta>
</file>